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815cm" svg:height="1.723cm" svg:x="5.776cm" svg:y="3.2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815cm" svg:height="1.723cm" svg:x="5.775cm" svg:y="7.07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815cm" svg:height="1.723cm" svg:x="8.676cm" svg:y="7.1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815cm" svg:height="1.723cm" svg:x="14.193cm" svg:y="7.25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815cm" svg:height="1.723cm" svg:x="11.537cm" svg:y="7.25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1.815cm" svg:height="1.723cm" svg:x="17.239cm" svg:y="7.28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683cm" svg:y1="7.071cm" svg:x2="6.684cm" svg:y2="4.946cm" draw:start-shape="id1" draw:start-glue-point="4" draw:end-shape="id2" draw:end-glue-point="8" svg:d="M6683 7071l1-2125" svg:viewBox="0 0 2 2126">
          <text:p text:style-name="P1"><text:s/>1 <text:s text:c="3"/></text:p>
        </draw:connector>
        <draw:connector draw:style-name="gr4" draw:text-style-name="P1" draw:layer="layout" draw:type="line" svg:x1="9.584cm" svg:y1="7.123cm" svg:x2="7.326cm" svg:y2="4.694cm" draw:start-shape="id3" draw:start-glue-point="4" draw:end-shape="id2" draw:end-glue-point="9" svg:d="M9584 7123l-2258-2429" svg:viewBox="0 0 2259 2430">
          <text:p text:style-name="P1"><text:s text:c="5"/>1</text:p>
        </draw:connector>
        <draw:connector draw:style-name="gr4" draw:text-style-name="P1" draw:layer="layout" draw:type="curve" svg:x1="15.101cm" svg:y1="7.253cm" svg:x2="7.591cm" svg:y2="4.085cm" draw:start-shape="id4" draw:start-glue-point="4" draw:end-shape="id2" draw:end-glue-point="10" svg:d="M15101 7253c0-2112-2503-3168-7510-3168" svg:viewBox="0 0 7511 3169">
          <text:p text:style-name="P1"><text:s text:c="29"/>2</text:p>
        </draw:connector>
        <draw:connector draw:style-name="gr4" draw:text-style-name="P1" draw:layer="layout" draw:type="curve" draw:line-skew="0.651cm" svg:x1="18.147cm" svg:y1="7.283cm" svg:x2="7.326cm" svg:y2="3.475cm" draw:start-shape="id5" draw:start-glue-point="4" draw:end-shape="id2" draw:end-glue-point="11" svg:d="M18147 7283c0-5866-10821-3962-10821-3808" svg:viewBox="0 0 10822 4225">
          <text:p text:style-name="P1"><text:s text:c="50"/>3</text:p>
        </draw:connector>
        <draw:connector draw:style-name="gr4" draw:text-style-name="P1" draw:layer="layout" draw:type="curve" svg:x1="12.445cm" svg:y1="7.253cm" svg:x2="7.591cm" svg:y2="4.085cm" draw:start-shape="id6" draw:start-glue-point="4" draw:end-shape="id2" draw:end-glue-point="10" svg:d="M12445 7253c0-2112-1618-3168-4854-3168" svg:viewBox="0 0 4855 3169">
          <text:p text:style-name="P1"><text:s text:c="15"/>2</text:p>
        </draw:connector>
        <draw:custom-shape draw:style-name="gr1" draw:text-style-name="P2" xml:id="id8" draw:id="id8" draw:layer="layout" svg:width="1.815cm" svg:height="1.723cm" svg:x="20.276cm" svg:y="3.42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815cm" svg:height="1.723cm" svg:x="20.275cm" svg:y="7.27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1.183cm" svg:y1="7.271cm" svg:x2="21.184cm" svg:y2="5.146cm" draw:start-shape="id7" draw:start-glue-point="4" draw:end-shape="id8" draw:end-glue-point="8" svg:d="M21183 7271l1-2125" svg:viewBox="0 0 2 2126">
          <text:p text:style-name="P1"><text:s/>-1 <text:s text:c="5"/></text:p>
        </draw:connector>
        <draw:custom-shape draw:style-name="gr3" draw:text-style-name="P2" xml:id="id9" draw:id="id9" draw:layer="layout" svg:width="1.815cm" svg:height="1.723cm" svg:x="22.875cm" svg:y="7.271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3.783cm" svg:y1="7.271cm" svg:x2="21.826cm" svg:y2="4.894cm" draw:start-shape="id9" draw:start-glue-point="4" draw:end-shape="id8" draw:end-glue-point="9" svg:d="M23783 7271l-1957-2377" svg:viewBox="0 0 1958 2378">
          <text:p text:style-name="P1"><text:s text:c="6"/>5</text:p>
        </draw:connector>
        <draw:custom-shape draw:style-name="gr2" draw:text-style-name="P2" xml:id="id10" draw:id="id10" draw:layer="layout" svg:width="1.815cm" svg:height="1.723cm" svg:x="11.507cm" svg:y="14.96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1.815cm" svg:height="1.723cm" svg:x="15.507cm" svg:y="14.968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22cm" svg:y1="15.83cm" svg:x2="15.507cm" svg:y2="15.83cm" draw:start-shape="id10" draw:start-glue-point="10" draw:end-shape="id11" draw:end-glue-point="6" svg:d="M13322 15830h2185" svg:viewBox="0 0 2186 1">
          <text:p text:style-name="P1">0</text:p>
          <text:p text:style-name="P1"/>
        </draw:connector>
        <draw:frame draw:style-name="gr5" draw:text-style-name="P3" draw:layer="layout" svg:width="1.268cm" svg:height="1.71cm" svg:x="9.238cm" svg:y="15.199cm">
          <draw:text-box>
            <text:p><text:span text:style-name="T2">1.</text:span></text:p>
          </draw:text-box>
        </draw:frame>
        <draw:connector draw:style-name="gr4" draw:text-style-name="P1" draw:layer="layout" draw:type="curve" draw:line-skew="-0.512cm" svg:x1="21.184cm" svg:y1="3.423cm" svg:x2="6.684cm" svg:y2="3.223cm" draw:start-shape="id8" draw:start-glue-point="4" draw:end-shape="id2" draw:end-glue-point="4" svg:d="M21184 3423c0-1821-14500-1721-14500-200" svg:viewBox="0 0 14501 1355">
          <text:p text:style-name="P1">?</text:p>
          <text:p text:style-name="P1"/>
          <text:p text:style-name="P1"/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13:46:44.445586614</meta:creation-date>
    <dc:date>2016-05-19T18:58:07.783622719</dc:date>
    <dc:creator>elucterio </dc:creator>
    <meta:editing-duration>PT4H47M52S</meta:editing-duration>
    <meta:editing-cycles>30</meta:editing-cycles>
    <meta:generator>LibreOffice/4.2.8.2$Linux_X86_64 LibreOffice_project/420m0$Build-2</meta:generator>
    <meta:document-statistic meta:object-count="21"/>
  </office:meta>
</office:document-meta>
</file>